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9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<text:s text:c="24"/></text:p>
          </table:table-cell>
          <table:table-cell office:value-type="string" calcext:value-type="string">
            <text:p><text:s/>[0,30) <text:s text:c="4"/></text:p>
          </table:table-cell>
          <table:table-cell office:value-type="string" calcext:value-type="string">
            <text:p><text:s/>[30,60) <text:s text:c="3"/></text:p>
          </table:table-cell>
          <table:table-cell office:value-type="string" calcext:value-type="string">
            <text:p><text:s/>[60,90) <text:s text:c="3"/></text:p>
          </table:table-cell>
          <table:table-cell office:value-type="string" calcext:value-type="string">
            <text:p><text:s/>[90,120) <text:s text:c="2"/></text:p>
          </table:table-cell>
          <table:table-cell office:value-type="string" calcext:value-type="string">
            <text:p><text:s/>[120,150) <text:s/></text:p>
          </table:table-cell>
          <table:table-cell office:value-type="string" calcext:value-type="string">
            <text:p><text:s/>[150,180) <text:s text:c="2"/></text:p>
          </table:table-cell>
          <table:table-cell office:value-type="string" calcext:value-type="string">
            <text:p><text:s/>[180,210) <text:s/></text:p>
          </table:table-cell>
          <table:table-cell office:value-type="string" calcext:value-type="string">
            <text:p><text:s/>[210,240) </text:p>
          </table:table-cell>
          <table:table-cell office:value-type="string" calcext:value-type="string">
            <text:p><text:s/>[240,270) </text:p>
          </table:table-cell>
          <table:table-cell office:value-type="string" calcext:value-type="string">
            <text:p><text:s/>[270,300) </text:p>
          </table:table-cell>
          <table:table-cell office:value-type="string" calcext:value-type="string">
            <text:p><text:s/>[300,330) </text:p>
          </table:table-cell>
          <table:table-cell office:value-type="string" calcext:value-type="string">
            <text:p><text:s/>[330,360) </text:p>
          </table:table-cell>
          <table:table-cell office:value-type="string" calcext:value-type="string">
            <text:p><text:s/>[360,390) </text:p>
          </table:table-cell>
          <table:table-cell office:value-type="string" calcext:value-type="string">
            <text:p><text:s/>[390,420) </text:p>
          </table:table-cell>
          <table:table-cell office:value-type="string" calcext:value-type="string">
            <text:p><text:s/>[420,450) </text:p>
          </table:table-cell>
          <table:table-cell office:value-type="string" calcext:value-type="string">
            <text:p><text:s/>[450,480) <text:s/></text:p>
          </table:table-cell>
          <table:table-cell office:value-type="string" calcext:value-type="string">
            <text:p><text:s/>[480,510) </text:p>
          </table:table-cell>
          <table:table-cell office:value-type="string" calcext:value-type="string">
            <text:p><text:s/>[510,540) </text:p>
          </table:table-cell>
          <table:table-cell office:value-type="string" calcext:value-type="string">
            <text:p><text:s/>[540,570) </text:p>
          </table:table-cell>
          <table:table-cell office:value-type="string" calcext:value-type="string">
            <text:p><text:s/>[570,600) </text:p>
          </table:table-cell>
          <table:table-cell office:value-type="string" calcext:value-type="string">
            <text:p><text:s/>[600,630) </text:p>
          </table:table-cell>
          <table:table-cell office:value-type="string" calcext:value-type="string">
            <text:p><text:s/>[630,660) </text:p>
          </table:table-cell>
          <table:table-cell office:value-type="string" calcext:value-type="string">
            <text:p><text:s/>[660,690) </text:p>
          </table:table-cell>
          <table:table-cell office:value-type="string" calcext:value-type="string">
            <text:p><text:s/>[690,720) </text:p>
          </table:table-cell>
          <table:table-cell office:value-type="string" calcext:value-type="string">
            <text:p><text:s/>[720,750) </text:p>
          </table:table-cell>
          <table:table-cell office:value-type="string" calcext:value-type="string">
            <text:p><text:s/>[750,780) </text:p>
          </table:table-cell>
          <table:table-cell office:value-type="string" calcext:value-type="string">
            <text:p><text:s/>[780,810) </text:p>
          </table:table-cell>
          <table:table-cell office:value-type="string" calcext:value-type="string">
            <text:p><text:s/>[810,840) </text:p>
          </table:table-cell>
          <table:table-cell office:value-type="string" calcext:value-type="string">
            <text:p><text:s/>[840,870) </text:p>
          </table:table-cell>
          <table:table-cell office:value-type="string" calcext:value-type="string">
            <text:p><text:s/>[870,900) </text:p>
          </table:table-cell>
          <table:table-cell office:value-type="string" calcext:value-type="string">
            <text:p><text:s/>[900,inf) </text:p>
          </table:table-cell>
        </table:table-row>
        <table:table-row table:style-name="ro1">
          <table:table-cell office:value-type="string" calcext:value-type="string">
            <text:p><text:s/>retries=2,timeout=0.4 <text:s/></text:p>
          </table:table-cell>
          <table:table-cell office:value-type="float" office:value="2081.26667" calcext:value-type="float">
            <text:p>2081,26667</text:p>
          </table:table-cell>
          <table:table-cell office:value-type="float" office:value="2159.26667" calcext:value-type="float">
            <text:p>2159,26667</text:p>
          </table:table-cell>
          <table:table-cell office:value-type="float" office:value="6139.2" calcext:value-type="float">
            <text:p>6139,2</text:p>
          </table:table-cell>
          <table:table-cell office:value-type="float" office:value="159" calcext:value-type="float">
            <text:p>159</text:p>
          </table:table-cell>
          <table:table-cell office:value-type="float" office:value="5227.46667" calcext:value-type="float">
            <text:p>5227,46667</text:p>
          </table:table-cell>
          <table:table-cell office:value-type="float" office:value="24281.46667" calcext:value-type="float">
            <text:p>24281,46667</text:p>
          </table:table-cell>
          <table:table-cell office:value-type="float" office:value="26.26667" calcext:value-type="float">
            <text:p>26,26667</text:p>
          </table:table-cell>
          <table:table-cell office:value-type="float" office:value="93.6" calcext:value-type="float">
            <text:p>93,6</text:p>
          </table:table-cell>
          <table:table-cell office:value-type="float" office:value="69.93333" calcext:value-type="float">
            <text:p>69,93333</text:p>
          </table:table-cell>
          <table:table-cell office:value-type="float" office:value="2.13333" calcext:value-type="float">
            <text:p>2,13333</text:p>
          </table:table-cell>
          <table:table-cell office:value-type="float" office:value="112.8" calcext:value-type="float">
            <text:p>112,8</text:p>
          </table:table-cell>
          <table:table-cell office:value-type="float" office:value="28" calcext:value-type="float">
            <text:p>28</text:p>
          </table:table-cell>
          <table:table-cell office:value-type="float" office:value="58.6" calcext:value-type="float">
            <text:p>58,6</text:p>
          </table:table-cell>
          <table:table-cell office:value-type="float" office:value="561.4" calcext:value-type="float">
            <text:p>561,4</text:p>
          </table:table-cell>
          <table:table-cell office:value-type="float" office:value="14.53333" calcext:value-type="float">
            <text:p>14,53333</text:p>
          </table:table-cell>
          <table:table-cell office:value-type="float" office:value="2743.46667" calcext:value-type="float">
            <text:p>2743,46667</text:p>
          </table:table-cell>
          <table:table-cell office:value-type="float" office:value="166.26667" calcext:value-type="float">
            <text:p>166,26667</text:p>
          </table:table-cell>
          <table:table-cell office:value-type="float" office:value="1.46667" calcext:value-type="float">
            <text:p>1,46667</text:p>
          </table:table-cell>
          <table:table-cell office:value-type="float" office:value="13.53333" calcext:value-type="float">
            <text:p>13,53333</text:p>
          </table:table-cell>
          <table:table-cell office:value-type="float" office:value="1.86667" calcext:value-type="float">
            <text:p>1,86667</text:p>
          </table:table-cell>
          <table:table-cell office:value-type="float" office:value="0.6" calcext:value-type="float">
            <text:p>0,6</text:p>
          </table:table-cell>
          <table:table-cell office:value-type="float" office:value="12.2" calcext:value-type="float">
            <text:p>12,2</text:p>
          </table:table-cell>
          <table:table-cell office:value-type="float" office:value="0.2" calcext:value-type="float">
            <text:p>0,2</text:p>
          </table:table-cell>
          <table:table-cell office:value-type="float" office:value="42.13333" calcext:value-type="float">
            <text:p>42,13333</text:p>
          </table:table-cell>
          <table:table-cell office:value-type="float" office:value="22.93333" calcext:value-type="float">
            <text:p>22,93333</text:p>
          </table:table-cell>
          <table:table-cell office:value-type="float" office:value="4.26667" calcext:value-type="float">
            <text:p>4,26667</text:p>
          </table:table-cell>
          <table:table-cell office:value-type="float" office:value="279.53333" calcext:value-type="float">
            <text:p>279,53333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0.86667" calcext:value-type="float">
            <text:p>0,86667</text:p>
          </table:table-cell>
          <table:table-cell office:value-type="float" office:value="43.33333" calcext:value-type="float">
            <text:p>43,33333</text:p>
          </table:table-cell>
        </table:table-row>
        <table:table-row table:style-name="ro1">
          <table:table-cell office:value-type="string" calcext:value-type="string">
            <text:p><text:s/>retries=2,timeout=0.6 <text:s/></text:p>
          </table:table-cell>
          <table:table-cell office:value-type="float" office:value="920.53333" calcext:value-type="float">
            <text:p>920,53333</text:p>
          </table:table-cell>
          <table:table-cell office:value-type="float" office:value="2260" calcext:value-type="float">
            <text:p>2260</text:p>
          </table:table-cell>
          <table:table-cell office:value-type="float" office:value="39.73333" calcext:value-type="float">
            <text:p>39,73333</text:p>
          </table:table-cell>
          <table:table-cell office:value-type="float" office:value="22.2" calcext:value-type="float">
            <text:p>22,2</text:p>
          </table:table-cell>
          <table:table-cell office:value-type="float" office:value="5012.66667" calcext:value-type="float">
            <text:p>5012,66667</text:p>
          </table:table-cell>
          <table:table-cell office:value-type="float" office:value="27662.26667" calcext:value-type="float">
            <text:p>27662,26667</text:p>
          </table:table-cell>
          <table:table-cell office:value-type="float" office:value="4313.13333" calcext:value-type="float">
            <text:p>4313,13333</text:p>
          </table:table-cell>
          <table:table-cell office:value-type="float" office:value="421.8" calcext:value-type="float">
            <text:p>421,8</text:p>
          </table:table-cell>
          <table:table-cell office:value-type="float" office:value="195.93333" calcext:value-type="float">
            <text:p>195,93333</text:p>
          </table:table-cell>
          <table:table-cell office:value-type="float" office:value="22.26667" calcext:value-type="float">
            <text:p>22,26667</text:p>
          </table:table-cell>
          <table:table-cell office:value-type="float" office:value="1.2" calcext:value-type="float">
            <text:p>1,2</text:p>
          </table:table-cell>
          <table:table-cell office:value-type="float" office:value="12.66667" calcext:value-type="float">
            <text:p>12,66667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2.93333" calcext:value-type="float">
            <text:p>2,93333</text:p>
          </table:table-cell>
          <table:table-cell office:value-type="float" office:value="2.46667" calcext:value-type="float">
            <text:p>2,46667</text:p>
          </table:table-cell>
          <table:table-cell office:value-type="float" office:value="3019.53333" calcext:value-type="float">
            <text:p>3019,53333</text:p>
          </table:table-cell>
          <table:table-cell office:value-type="float" office:value="236" calcext:value-type="float">
            <text:p>236</text:p>
          </table:table-cell>
          <table:table-cell office:value-type="float" office:value="370.46667" calcext:value-type="float">
            <text:p>370,46667</text:p>
          </table:table-cell>
          <table:table-cell office:value-type="float" office:value="56.93333" calcext:value-type="float">
            <text:p>56,93333</text:p>
          </table:table-cell>
          <table:table-cell office:value-type="float" office:value="3.06667" calcext:value-type="float">
            <text:p>3,06667</text:p>
          </table:table-cell>
          <table:table-cell office:value-type="float" office:value="0.93333" calcext:value-type="float">
            <text:p>0,93333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office:value-type="float" office:value="1.66667" calcext:value-type="float">
            <text:p>1,66667</text:p>
          </table:table-cell>
          <table:table-cell office:value-type="float" office:value="324" calcext:value-type="float">
            <text:p>324</text:p>
          </table:table-cell>
          <table:table-cell office:value-type="float" office:value="36.06667" calcext:value-type="float">
            <text:p>36,06667</text:p>
          </table:table-cell>
          <table:table-cell office:value-type="float" office:value="9.46667" calcext:value-type="float">
            <text:p>9,46667</text:p>
          </table:table-cell>
          <table:table-cell office:value-type="float" office:value="4.73333" calcext:value-type="float">
            <text:p>4,73333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s/>retries=2,timeout=0.8 <text:s/></text:p>
          </table:table-cell>
          <table:table-cell office:value-type="float" office:value="5174.26667" calcext:value-type="float">
            <text:p>5174,26667</text:p>
          </table:table-cell>
          <table:table-cell office:value-type="float" office:value="2293.2" calcext:value-type="float">
            <text:p>2293,2</text:p>
          </table:table-cell>
          <table:table-cell office:value-type="float" office:value="2.66667" calcext:value-type="float">
            <text:p>2,66667</text:p>
          </table:table-cell>
          <table:table-cell office:value-type="float" office:value="82.33333" calcext:value-type="float">
            <text:p>82,33333</text:p>
          </table:table-cell>
          <table:table-cell office:value-type="float" office:value="7173.4" calcext:value-type="float">
            <text:p>7173,4</text:p>
          </table:table-cell>
          <table:table-cell office:value-type="float" office:value="25829.66667" calcext:value-type="float">
            <text:p>25829,66667</text:p>
          </table:table-cell>
          <table:table-cell office:value-type="float" office:value="53.26667" calcext:value-type="float">
            <text:p>53,26667</text:p>
          </table:table-cell>
          <table:table-cell office:value-type="float" office:value="0.4" calcext:value-type="float">
            <text:p>0,4</text:p>
          </table:table-cell>
          <table:table-cell office:value-type="float" office:value="4.73333" calcext:value-type="float">
            <text:p>4,73333</text:p>
          </table:table-cell>
          <table:table-cell office:value-type="float" office:value="15.2" calcext:value-type="float">
            <text:p>15,2</text:p>
          </table:table-cell>
          <table:table-cell office:value-type="float" office:value="443.66667" calcext:value-type="float">
            <text:p>443,66667</text:p>
          </table:table-cell>
          <table:table-cell office:value-type="float" office:value="16.4" calcext:value-type="float">
            <text:p>16,4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28.73333" calcext:value-type="float">
            <text:p>28,73333</text:p>
          </table:table-cell>
          <table:table-cell office:value-type="float" office:value="3019.86667" calcext:value-type="float">
            <text:p>3019,86667</text:p>
          </table:table-cell>
          <table:table-cell office:value-type="float" office:value="189.26667" calcext:value-type="float">
            <text:p>189,26667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4" calcext:value-type="float">
            <text:p>0,4</text:p>
          </table:table-cell>
          <table:table-cell office:value-type="float" office:value="8.13333" calcext:value-type="float">
            <text:p>8,13333</text:p>
          </table:table-cell>
          <table:table-cell office:value-type="float" office:value="39.33333" calcext:value-type="float">
            <text:p>39,3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14.13333" calcext:value-type="float">
            <text:p>14,13333</text:p>
          </table:table-cell>
          <table:table-cell office:value-type="float" office:value="318" calcext:value-type="float">
            <text:p>31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93333" calcext:value-type="float">
            <text:p>36,93333</text:p>
          </table:table-cell>
        </table:table-row>
        <table:table-row table:style-name="ro1">
          <table:table-cell office:value-type="string" calcext:value-type="string">
            <text:p><text:s/>retries=2,timeout=1 <text:s text:c="3"/></text:p>
          </table:table-cell>
          <table:table-cell office:value-type="float" office:value="798.53333" calcext:value-type="float">
            <text:p>798,53333</text:p>
          </table:table-cell>
          <table:table-cell office:value-type="float" office:value="2314.06667" calcext:value-type="float">
            <text:p>2314,06667</text:p>
          </table:table-cell>
          <table:table-cell office:value-type="float" office:value="486.66667" calcext:value-type="float">
            <text:p>486,66667</text:p>
          </table:table-cell>
          <table:table-cell office:value-type="float" office:value="3195.53333" calcext:value-type="float">
            <text:p>3195,53333</text:p>
          </table:table-cell>
          <table:table-cell office:value-type="float" office:value="5506.33333" calcext:value-type="float">
            <text:p>5506,33333</text:p>
          </table:table-cell>
          <table:table-cell office:value-type="float" office:value="26596.13333" calcext:value-type="float">
            <text:p>26596,13333</text:p>
          </table:table-cell>
          <table:table-cell office:value-type="float" office:value="21.53333" calcext:value-type="float">
            <text:p>21,53333</text:p>
          </table:table-cell>
          <table:table-cell office:value-type="float" office:value="5.86667" calcext:value-type="float">
            <text:p>5,86667</text:p>
          </table:table-cell>
          <table:table-cell office:value-type="float" office:value="4.73333" calcext:value-type="float">
            <text:p>4,73333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0.46667" calcext:value-type="float">
            <text:p>0,46667</text:p>
          </table:table-cell>
          <table:table-cell office:value-type="float" office:value="16" calcext:value-type="float">
            <text:p>16</text:p>
          </table:table-cell>
          <table:table-cell office:value-type="float" office:value="7.66667" calcext:value-type="float">
            <text:p>7,66667</text:p>
          </table:table-cell>
          <table:table-cell office:value-type="float" office:value="46.2" calcext:value-type="float">
            <text:p>46,2</text:p>
          </table:table-cell>
          <table:table-cell office:value-type="float" office:value="389.26667" calcext:value-type="float">
            <text:p>389,26667</text:p>
          </table:table-cell>
          <table:table-cell office:value-type="float" office:value="2919.53333" calcext:value-type="float">
            <text:p>2919,53333</text:p>
          </table:table-cell>
          <table:table-cell office:value-type="float" office:value="174.6" calcext:value-type="float">
            <text:p>174,6</text:p>
          </table:table-cell>
          <table:table-cell office:value-type="float" office:value="0.8" calcext:value-type="float">
            <text:p>0,8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0.26667" calcext:value-type="float">
            <text:p>0,2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3.93333" calcext:value-type="float">
            <text:p>3,93333</text:p>
          </table:table-cell>
          <table:table-cell office:value-type="float" office:value="5.13333" calcext:value-type="float">
            <text:p>5,13333</text:p>
          </table:table-cell>
          <table:table-cell office:value-type="float" office:value="34.13333" calcext:value-type="float">
            <text:p>34,13333</text:p>
          </table:table-cell>
          <table:table-cell office:value-type="float" office:value="303.26667" calcext:value-type="float">
            <text:p>303,26667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39.2" calcext:value-type="float">
            <text:p>39,2</text:p>
          </table:table-cell>
        </table:table-row>
        <table:table-row table:style-name="ro1">
          <table:table-cell office:value-type="string" calcext:value-type="string">
            <text:p><text:s/>retries=4,timeout=0.4 <text:s/></text:p>
          </table:table-cell>
          <table:table-cell office:value-type="float" office:value="1897.93333" calcext:value-type="float">
            <text:p>1897,93333</text:p>
          </table:table-cell>
          <table:table-cell office:value-type="float" office:value="2258.6" calcext:value-type="float">
            <text:p>2258,6</text:p>
          </table:table-cell>
          <table:table-cell office:value-type="float" office:value="7081.46667" calcext:value-type="float">
            <text:p>7081,46667</text:p>
          </table:table-cell>
          <table:table-cell office:value-type="float" office:value="156.53333" calcext:value-type="float">
            <text:p>156,53333</text:p>
          </table:table-cell>
          <table:table-cell office:value-type="float" office:value="5989.73333" calcext:value-type="float">
            <text:p>5989,73333</text:p>
          </table:table-cell>
          <table:table-cell office:value-type="float" office:value="27993.6" calcext:value-type="float">
            <text:p>27993,6</text:p>
          </table:table-cell>
          <table:table-cell office:value-type="float" office:value="18.93333" calcext:value-type="float">
            <text:p>18,93333</text:p>
          </table:table-cell>
          <table:table-cell office:value-type="float" office:value="92.4" calcext:value-type="float">
            <text:p>92,4</text:p>
          </table:table-cell>
          <table:table-cell office:value-type="float" office:value="46.73333" calcext:value-type="float">
            <text:p>46,73333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132.86667" calcext:value-type="float">
            <text:p>132,86667</text:p>
          </table:table-cell>
          <table:table-cell office:value-type="float" office:value="30.73333" calcext:value-type="float">
            <text:p>30,73333</text:p>
          </table:table-cell>
          <table:table-cell office:value-type="float" office:value="66.26667" calcext:value-type="float">
            <text:p>66,26667</text:p>
          </table:table-cell>
          <table:table-cell office:value-type="float" office:value="654.8" calcext:value-type="float">
            <text:p>654,8</text:p>
          </table:table-cell>
          <table:table-cell office:value-type="float" office:value="7.93333" calcext:value-type="float">
            <text:p>7,93333</text:p>
          </table:table-cell>
          <table:table-cell office:value-type="float" office:value="3162.33333" calcext:value-type="float">
            <text:p>3162,33333</text:p>
          </table:table-cell>
          <table:table-cell office:value-type="float" office:value="190.8" calcext:value-type="float">
            <text:p>190,8</text:p>
          </table:table-cell>
          <table:table-cell office:value-type="float" office:value="0.8" calcext:value-type="float">
            <text:p>0,8</text:p>
          </table:table-cell>
          <table:table-cell office:value-type="float" office:value="11.06667" calcext:value-type="float">
            <text:p>11,06667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13.73333" calcext:value-type="float">
            <text:p>13,73333</text:p>
          </table:table-cell>
          <table:table-cell office:value-type="float" office:value="0.4" calcext:value-type="float">
            <text:p>0,4</text:p>
          </table:table-cell>
          <table:table-cell office:value-type="float" office:value="50.86667" calcext:value-type="float">
            <text:p>50,86667</text:p>
          </table:table-cell>
          <table:table-cell office:value-type="float" office:value="27.86667" calcext:value-type="float">
            <text:p>27,86667</text:p>
          </table:table-cell>
          <table:table-cell office:value-type="float" office:value="3.93333" calcext:value-type="float">
            <text:p>3,93333</text:p>
          </table:table-cell>
          <table:table-cell office:value-type="float" office:value="325.93333" calcext:value-type="float">
            <text:p>325,93333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48.06667" calcext:value-type="float">
            <text:p>48,06667</text:p>
          </table:table-cell>
        </table:table-row>
        <table:table-row table:style-name="ro1">
          <table:table-cell office:value-type="string" calcext:value-type="string">
            <text:p><text:s/>retries=4,timeout=0.6 <text:s/></text:p>
          </table:table-cell>
          <table:table-cell office:value-type="float" office:value="670.4" calcext:value-type="float">
            <text:p>670,4</text:p>
          </table:table-cell>
          <table:table-cell office:value-type="float" office:value="2263.6" calcext:value-type="float">
            <text:p>2263,6</text:p>
          </table:table-cell>
          <table:table-cell office:value-type="float" office:value="32.53333" calcext:value-type="float">
            <text:p>32,53333</text:p>
          </table:table-cell>
          <table:table-cell office:value-type="float" office:value="59.8" calcext:value-type="float">
            <text:p>59,8</text:p>
          </table:table-cell>
          <table:table-cell office:value-type="float" office:value="5048" calcext:value-type="float">
            <text:p>5048</text:p>
          </table:table-cell>
          <table:table-cell office:value-type="float" office:value="27686.33333" calcext:value-type="float">
            <text:p>27686,33333</text:p>
          </table:table-cell>
          <table:table-cell office:value-type="float" office:value="4301.73333" calcext:value-type="float">
            <text:p>4301,73333</text:p>
          </table:table-cell>
          <table:table-cell office:value-type="float" office:value="409" calcext:value-type="float">
            <text:p>409</text:p>
          </table:table-cell>
          <table:table-cell office:value-type="float" office:value="172.4" calcext:value-type="float">
            <text:p>172,4</text:p>
          </table:table-cell>
          <table:table-cell office:value-type="float" office:value="12.53333" calcext:value-type="float">
            <text:p>12,53333</text:p>
          </table:table-cell>
          <table:table-cell office:value-type="float" office:value="1.46667" calcext:value-type="float">
            <text:p>1,46667</text:p>
          </table:table-cell>
          <table:table-cell office:value-type="float" office:value="13.6" calcext:value-type="float">
            <text:p>13,6</text:p>
          </table:table-cell>
          <table:table-cell office:value-type="float" office:value="1.2" calcext:value-type="float">
            <text:p>1,2</text:p>
          </table:table-cell>
          <table:table-cell office:value-type="float" office:value="2.73333" calcext:value-type="float">
            <text:p>2,73333</text:p>
          </table:table-cell>
          <table:table-cell office:value-type="float" office:value="5.26667" calcext:value-type="float">
            <text:p>5,26667</text:p>
          </table:table-cell>
          <table:table-cell office:value-type="float" office:value="2995.2" calcext:value-type="float">
            <text:p>2995,2</text:p>
          </table:table-cell>
          <table:table-cell office:value-type="float" office:value="239.53333" calcext:value-type="float">
            <text:p>239,53333</text:p>
          </table:table-cell>
          <table:table-cell office:value-type="float" office:value="380.26667" calcext:value-type="float">
            <text:p>380,26667</text:p>
          </table:table-cell>
          <table:table-cell office:value-type="float" office:value="56.46667" calcext:value-type="float">
            <text:p>56,46667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0.73333" calcext:value-type="float">
            <text:p>0,73333</text:p>
          </table:table-cell>
          <table:table-cell table:number-columns-repeated="2"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316.53333" calcext:value-type="float">
            <text:p>316,53333</text:p>
          </table:table-cell>
          <table:table-cell office:value-type="float" office:value="32.93333" calcext:value-type="float">
            <text:p>32,93333</text:p>
          </table:table-cell>
          <table:table-cell office:value-type="float" office:value="10.2" calcext:value-type="float">
            <text:p>10,2</text:p>
          </table:table-cell>
          <table:table-cell office:value-type="float" office:value="5.93333" calcext:value-type="float">
            <text:p>5,93333</text:p>
          </table:table-cell>
          <table:table-cell office:value-type="float" office:value="39.06667" calcext:value-type="float">
            <text:p>39,06667</text:p>
          </table:table-cell>
        </table:table-row>
        <table:table-row table:style-name="ro1">
          <table:table-cell office:value-type="string" calcext:value-type="string">
            <text:p><text:s/>retries=4,timeout=0.8 <text:s/></text:p>
          </table:table-cell>
          <table:table-cell office:value-type="float" office:value="4976.26667" calcext:value-type="float">
            <text:p>4976,26667</text:p>
          </table:table-cell>
          <table:table-cell office:value-type="float" office:value="2281.26667" calcext:value-type="float">
            <text:p>2281,26667</text:p>
          </table:table-cell>
          <table:table-cell office:value-type="float" office:value="1.4" calcext:value-type="float">
            <text:p>1,4</text:p>
          </table:table-cell>
          <table:table-cell office:value-type="float" office:value="61.8" calcext:value-type="float">
            <text:p>61,8</text:p>
          </table:table-cell>
          <table:table-cell office:value-type="float" office:value="7173.8" calcext:value-type="float">
            <text:p>7173,8</text:p>
          </table:table-cell>
          <table:table-cell office:value-type="float" office:value="25880.06667" calcext:value-type="float">
            <text:p>25880,06667</text:p>
          </table:table-cell>
          <table:table-cell office:value-type="float" office:value="45.66667" calcext:value-type="float">
            <text:p>45,66667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16.2" calcext:value-type="float">
            <text:p>16,2</text:p>
          </table:table-cell>
          <table:table-cell office:value-type="float" office:value="427.53333" calcext:value-type="float">
            <text:p>427,53333</text:p>
          </table:table-cell>
          <table:table-cell office:value-type="float" office:value="20.26667" calcext:value-type="float">
            <text:p>20,26667</text:p>
          </table:table-cell>
          <table:table-cell office:value-type="float" office:value="1.2" calcext:value-type="float">
            <text:p>1,2</text:p>
          </table:table-cell>
          <table:table-cell office:value-type="float" office:value="0.4" calcext:value-type="float">
            <text:p>0,4</text:p>
          </table:table-cell>
          <table:table-cell office:value-type="float" office:value="25.8" calcext:value-type="float">
            <text:p>25,8</text:p>
          </table:table-cell>
          <table:table-cell office:value-type="float" office:value="3059.06667" calcext:value-type="float">
            <text:p>3059,06667</text:p>
          </table:table-cell>
          <table:table-cell office:value-type="float" office:value="184.26667" calcext:value-type="float">
            <text:p>184,26667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7.93333" calcext:value-type="float">
            <text:p>7,93333</text:p>
          </table:table-cell>
          <table:table-cell office:value-type="float" office:value="33.6" calcext:value-type="float">
            <text:p>33,6</text:p>
          </table:table-cell>
          <table:table-cell office:value-type="float" office:value="0.06667" calcext:value-type="float">
            <text:p>0,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2" calcext:value-type="float">
            <text:p>12,2</text:p>
          </table:table-cell>
          <table:table-cell office:value-type="float" office:value="308.13333" calcext:value-type="float">
            <text:p>308,13333</text:p>
          </table:table-cell>
          <table:table-cell office:value-type="float" office:value="0.26667" calcext:value-type="float">
            <text:p>0,2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,8</text:p>
          </table:table-cell>
        </table:table-row>
        <table:table-row table:style-name="ro1">
          <table:table-cell office:value-type="string" calcext:value-type="string">
            <text:p><text:s/>retries=4,timeout=1 <text:s text:c="3"/></text:p>
          </table:table-cell>
          <table:table-cell office:value-type="float" office:value="638.93333" calcext:value-type="float">
            <text:p>638,93333</text:p>
          </table:table-cell>
          <table:table-cell office:value-type="float" office:value="2310.33333" calcext:value-type="float">
            <text:p>2310,33333</text:p>
          </table:table-cell>
          <table:table-cell office:value-type="float" office:value="491.46667" calcext:value-type="float">
            <text:p>491,46667</text:p>
          </table:table-cell>
          <table:table-cell office:value-type="float" office:value="3210.73333" calcext:value-type="float">
            <text:p>3210,73333</text:p>
          </table:table-cell>
          <table:table-cell office:value-type="float" office:value="5525.4" calcext:value-type="float">
            <text:p>5525,4</text:p>
          </table:table-cell>
          <table:table-cell office:value-type="float" office:value="26608.66667" calcext:value-type="float">
            <text:p>26608,66667</text:p>
          </table:table-cell>
          <table:table-cell office:value-type="float" office:value="16.66667" calcext:value-type="float">
            <text:p>16,66667</text:p>
          </table:table-cell>
          <table:table-cell office:value-type="float" office:value="0.4" calcext:value-type="float">
            <text:p>0,4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.2" calcext:value-type="float">
            <text:p>1,2</text:p>
          </table:table-cell>
          <table:table-cell office:value-type="float" office:value="15.8" calcext:value-type="float">
            <text:p>15,8</text:p>
          </table:table-cell>
          <table:table-cell office:value-type="float" office:value="8.2" calcext:value-type="float">
            <text:p>8,2</text:p>
          </table:table-cell>
          <table:table-cell office:value-type="float" office:value="43.4" calcext:value-type="float">
            <text:p>43,4</text:p>
          </table:table-cell>
          <table:table-cell office:value-type="float" office:value="383.26667" calcext:value-type="float">
            <text:p>383,26667</text:p>
          </table:table-cell>
          <table:table-cell office:value-type="float" office:value="2906" calcext:value-type="float">
            <text:p>2906</text:p>
          </table:table-cell>
          <table:table-cell office:value-type="float" office:value="177.53333" calcext:value-type="float">
            <text:p>177,53333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3333" calcext:value-type="float">
            <text:p>0,93333</text:p>
          </table:table-cell>
          <table:table-cell office:value-type="float" office:value="3.93333" calcext:value-type="float">
            <text:p>3,93333</text:p>
          </table:table-cell>
          <table:table-cell office:value-type="float" office:value="5.2" calcext:value-type="float">
            <text:p>5,2</text:p>
          </table:table-cell>
          <table:table-cell office:value-type="float" office:value="35.2" calcext:value-type="float">
            <text:p>35,2</text:p>
          </table:table-cell>
          <table:table-cell office:value-type="float" office:value="300.66667" calcext:value-type="float">
            <text:p>300,66667</text:p>
          </table:table-cell>
          <table:table-cell office:value-type="float" office:value="0.2" calcext:value-type="float">
            <text:p>0,2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38.73333" calcext:value-type="float">
            <text:p>38,73333</text:p>
          </table:table-cell>
        </table:table-row>
        <table:table-row table:style-name="ro1">
          <table:table-cell office:value-type="string" calcext:value-type="string">
            <text:p><text:s/>retries=6,timeout=0.4 <text:s/></text:p>
          </table:table-cell>
          <table:table-cell office:value-type="float" office:value="1852" calcext:value-type="float">
            <text:p>1852</text:p>
          </table:table-cell>
          <table:table-cell office:value-type="float" office:value="2266.53333" calcext:value-type="float">
            <text:p>2266,53333</text:p>
          </table:table-cell>
          <table:table-cell office:value-type="float" office:value="7066.66667" calcext:value-type="float">
            <text:p>7066,66667</text:p>
          </table:table-cell>
          <table:table-cell office:value-type="float" office:value="152.06667" calcext:value-type="float">
            <text:p>152,06667</text:p>
          </table:table-cell>
          <table:table-cell office:value-type="float" office:value="5980.33333" calcext:value-type="float">
            <text:p>5980,33333</text:p>
          </table:table-cell>
          <table:table-cell office:value-type="float" office:value="28027.26667" calcext:value-type="float">
            <text:p>28027,26667</text:p>
          </table:table-cell>
          <table:table-cell office:value-type="float" office:value="18.26667" calcext:value-type="float">
            <text:p>18,26667</text:p>
          </table:table-cell>
          <table:table-cell office:value-type="float" office:value="90" calcext:value-type="float">
            <text:p>90</text:p>
          </table:table-cell>
          <table:table-cell office:value-type="float" office:value="44.13333" calcext:value-type="float">
            <text:p>44,13333</text:p>
          </table:table-cell>
          <table:table-cell office:value-type="float" office:value="1.6" calcext:value-type="float">
            <text:p>1,6</text:p>
          </table:table-cell>
          <table:table-cell office:value-type="float" office:value="125.26667" calcext:value-type="float">
            <text:p>125,26667</text:p>
          </table:table-cell>
          <table:table-cell office:value-type="float" office:value="29.53333" calcext:value-type="float">
            <text:p>29,53333</text:p>
          </table:table-cell>
          <table:table-cell office:value-type="float" office:value="68.06667" calcext:value-type="float">
            <text:p>68,06667</text:p>
          </table:table-cell>
          <table:table-cell office:value-type="float" office:value="659.4" calcext:value-type="float">
            <text:p>659,4</text:p>
          </table:table-cell>
          <table:table-cell office:value-type="float" office:value="9.26667" calcext:value-type="float">
            <text:p>9,26667</text:p>
          </table:table-cell>
          <table:table-cell office:value-type="float" office:value="3153.2" calcext:value-type="float">
            <text:p>3153,2</text:p>
          </table:table-cell>
          <table:table-cell office:value-type="float" office:value="187.66667" calcext:value-type="float">
            <text:p>187,66667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12.2" calcext:value-type="float">
            <text:p>12,2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0.6" calcext:value-type="float">
            <text:p>0,6</text:p>
          </table:table-cell>
          <table:table-cell office:value-type="float" office:value="12.8" calcext:value-type="float">
            <text:p>12,8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46.46667" calcext:value-type="float">
            <text:p>46,46667</text:p>
          </table:table-cell>
          <table:table-cell office:value-type="float" office:value="26.46667" calcext:value-type="float">
            <text:p>26,46667</text:p>
          </table:table-cell>
          <table:table-cell office:value-type="float" office:value="4.53333" calcext:value-type="float">
            <text:p>4,53333</text:p>
          </table:table-cell>
          <table:table-cell office:value-type="float" office:value="333.06667" calcext:value-type="float">
            <text:p>333,06667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.2" calcext:value-type="float">
            <text:p>1,2</text:p>
          </table:table-cell>
          <table:table-cell office:value-type="float" office:value="44.86667" calcext:value-type="float">
            <text:p>44,86667</text:p>
          </table:table-cell>
        </table:table-row>
        <table:table-row table:style-name="ro1">
          <table:table-cell office:value-type="string" calcext:value-type="string">
            <text:p><text:s/>retries=6,timeout=0.6 <text:s/></text:p>
          </table:table-cell>
          <table:table-cell office:value-type="float" office:value="667.6" calcext:value-type="float">
            <text:p>667,6</text:p>
          </table:table-cell>
          <table:table-cell office:value-type="float" office:value="2263.86667" calcext:value-type="float">
            <text:p>2263,86667</text:p>
          </table:table-cell>
          <table:table-cell office:value-type="float" office:value="31.6" calcext:value-type="float">
            <text:p>31,6</text:p>
          </table:table-cell>
          <table:table-cell office:value-type="float" office:value="60.2" calcext:value-type="float">
            <text:p>60,2</text:p>
          </table:table-cell>
          <table:table-cell office:value-type="float" office:value="5040" calcext:value-type="float">
            <text:p>5040</text:p>
          </table:table-cell>
          <table:table-cell office:value-type="float" office:value="27696.66667" calcext:value-type="float">
            <text:p>27696,66667</text:p>
          </table:table-cell>
          <table:table-cell office:value-type="float" office:value="4308.06667" calcext:value-type="float">
            <text:p>4308,06667</text:p>
          </table:table-cell>
          <table:table-cell office:value-type="float" office:value="410.53333" calcext:value-type="float">
            <text:p>410,53333</text:p>
          </table:table-cell>
          <table:table-cell office:value-type="float" office:value="171.06667" calcext:value-type="float">
            <text:p>171,06667</text:p>
          </table:table-cell>
          <table:table-cell office:value-type="float" office:value="11.26667" calcext:value-type="float">
            <text:p>11,26667</text:p>
          </table:table-cell>
          <table:table-cell office:value-type="float" office:value="1.8" calcext:value-type="float">
            <text:p>1,8</text:p>
          </table:table-cell>
          <table:table-cell office:value-type="float" office:value="13.4" calcext:value-type="float">
            <text:p>13,4</text:p>
          </table:table-cell>
          <table:table-cell office:value-type="float" office:value="0.93333" calcext:value-type="float">
            <text:p>0,93333</text:p>
          </table:table-cell>
          <table:table-cell office:value-type="float" office:value="2.66667" calcext:value-type="float">
            <text:p>2,66667</text:p>
          </table:table-cell>
          <table:table-cell office:value-type="float" office:value="4.8" calcext:value-type="float">
            <text:p>4,8</text:p>
          </table:table-cell>
          <table:table-cell office:value-type="float" office:value="2998.13333" calcext:value-type="float">
            <text:p>2998,13333</text:p>
          </table:table-cell>
          <table:table-cell office:value-type="float" office:value="232.33333" calcext:value-type="float">
            <text:p>232,33333</text:p>
          </table:table-cell>
          <table:table-cell office:value-type="float" office:value="380.2" calcext:value-type="float">
            <text:p>380,2</text:p>
          </table:table-cell>
          <table:table-cell office:value-type="float" office:value="58.4" calcext:value-type="float">
            <text:p>58,4</text:p>
          </table:table-cell>
          <table:table-cell office:value-type="float" office:value="1.46667" calcext:value-type="float">
            <text:p>1,46667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0.2" calcext:value-type="float">
            <text:p>0,2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1.53333" calcext:value-type="float">
            <text:p>1,53333</text:p>
          </table:table-cell>
          <table:table-cell office:value-type="float" office:value="315.2" calcext:value-type="float">
            <text:p>315,2</text:p>
          </table:table-cell>
          <table:table-cell office:value-type="float" office:value="35.06667" calcext:value-type="float">
            <text:p>35,06667</text:p>
          </table:table-cell>
          <table:table-cell office:value-type="float" office:value="9.73333" calcext:value-type="float">
            <text:p>9,73333</text:p>
          </table:table-cell>
          <table:table-cell office:value-type="float" office:value="5.66667" calcext:value-type="float">
            <text:p>5,6666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<text:s/>retries=6,timeout=0.8 <text:s/></text:p>
          </table:table-cell>
          <table:table-cell office:value-type="float" office:value="4979.8" calcext:value-type="float">
            <text:p>4979,8</text:p>
          </table:table-cell>
          <table:table-cell office:value-type="float" office:value="2282.8" calcext:value-type="float">
            <text:p>2282,8</text:p>
          </table:table-cell>
          <table:table-cell office:value-type="float" office:value="1.93333" calcext:value-type="float">
            <text:p>1,93333</text:p>
          </table:table-cell>
          <table:table-cell office:value-type="float" office:value="61.8" calcext:value-type="float">
            <text:p>61,8</text:p>
          </table:table-cell>
          <table:table-cell office:value-type="float" office:value="7193.2" calcext:value-type="float">
            <text:p>7193,2</text:p>
          </table:table-cell>
          <table:table-cell office:value-type="float" office:value="25901.33333" calcext:value-type="float">
            <text:p>25901,33333</text:p>
          </table:table-cell>
          <table:table-cell office:value-type="float" office:value="47.53333" calcext:value-type="float">
            <text:p>47,53333</text:p>
          </table:table-cell>
          <table:table-cell office:value-type="float" office:value="0.2" calcext:value-type="float">
            <text:p>0,2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15.93333" calcext:value-type="float">
            <text:p>15,93333</text:p>
          </table:table-cell>
          <table:table-cell office:value-type="float" office:value="427.06667" calcext:value-type="float">
            <text:p>427,06667</text:p>
          </table:table-cell>
          <table:table-cell office:value-type="float" office:value="19.2" calcext:value-type="float">
            <text:p>19,2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25.2" calcext:value-type="float">
            <text:p>25,2</text:p>
          </table:table-cell>
          <table:table-cell office:value-type="float" office:value="3030.93333" calcext:value-type="float">
            <text:p>3030,93333</text:p>
          </table:table-cell>
          <table:table-cell office:value-type="float" office:value="183.06667" calcext:value-type="float">
            <text:p>183,06667</text:p>
          </table:table-cell>
          <table:table-cell office:value-type="float" office:value="0.6" calcext:value-type="float">
            <text:p>0,6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2" calcext:value-type="float">
            <text:p>0,2</text:p>
          </table:table-cell>
          <table:table-cell office:value-type="float" office:value="7.2" calcext:value-type="float">
            <text:p>7,2</text:p>
          </table:table-cell>
          <table:table-cell office:value-type="float" office:value="35.13333" calcext:value-type="float">
            <text:p>35,1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2.06667" calcext:value-type="float">
            <text:p>12,06667</text:p>
          </table:table-cell>
          <table:table-cell office:value-type="float" office:value="313.06667" calcext:value-type="float">
            <text:p>313,0666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string" calcext:value-type="string">
            <text:p><text:s/>retries=6,timeout=1 <text:s text:c="3"/></text:p>
          </table:table-cell>
          <table:table-cell office:value-type="float" office:value="636.06667" calcext:value-type="float">
            <text:p>636,06667</text:p>
          </table:table-cell>
          <table:table-cell office:value-type="float" office:value="2312.13333" calcext:value-type="float">
            <text:p>2312,13333</text:p>
          </table:table-cell>
          <table:table-cell office:value-type="float" office:value="491.6" calcext:value-type="float">
            <text:p>491,6</text:p>
          </table:table-cell>
          <table:table-cell office:value-type="float" office:value="3217.73333" calcext:value-type="float">
            <text:p>3217,73333</text:p>
          </table:table-cell>
          <table:table-cell office:value-type="float" office:value="5494" calcext:value-type="float">
            <text:p>5494</text:p>
          </table:table-cell>
          <table:table-cell office:value-type="float" office:value="26627.53333" calcext:value-type="float">
            <text:p>26627,53333</text:p>
          </table:table-cell>
          <table:table-cell office:value-type="float" office:value="16.93333" calcext:value-type="float">
            <text:p>16,9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.33333" calcext:value-type="float">
            <text:p>15,33333</text:p>
          </table:table-cell>
          <table:table-cell office:value-type="float" office:value="7.4" calcext:value-type="float">
            <text:p>7,4</text:p>
          </table:table-cell>
          <table:table-cell office:value-type="float" office:value="44.4" calcext:value-type="float">
            <text:p>44,4</text:p>
          </table:table-cell>
          <table:table-cell office:value-type="float" office:value="380.33333" calcext:value-type="float">
            <text:p>380,33333</text:p>
          </table:table-cell>
          <table:table-cell office:value-type="float" office:value="2903.73333" calcext:value-type="float">
            <text:p>2903,73333</text:p>
          </table:table-cell>
          <table:table-cell office:value-type="float" office:value="182" calcext:value-type="float">
            <text:p>18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3.53333" calcext:value-type="float">
            <text:p>3,53333</text:p>
          </table:table-cell>
          <table:table-cell office:value-type="float" office:value="5.06667" calcext:value-type="float">
            <text:p>5,06667</text:p>
          </table:table-cell>
          <table:table-cell office:value-type="float" office:value="36.2" calcext:value-type="float">
            <text:p>36,2</text:p>
          </table:table-cell>
          <table:table-cell office:value-type="float" office:value="301.86667" calcext:value-type="float">
            <text:p>301,86667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38.13333" calcext:value-type="float">
            <text:p>38,13333</text:p>
          </table:table-cell>
        </table:table-row>
        <table:table-row table:style-name="ro1">
          <table:table-cell office:value-type="string" calcext:value-type="string">
            <text:p><text:s/>retries=8,timeout=0.4 <text:s/></text:p>
          </table:table-cell>
          <table:table-cell office:value-type="float" office:value="1857.2" calcext:value-type="float">
            <text:p>1857,2</text:p>
          </table:table-cell>
          <table:table-cell office:value-type="float" office:value="2265.2" calcext:value-type="float">
            <text:p>2265,2</text:p>
          </table:table-cell>
          <table:table-cell office:value-type="float" office:value="7065.66667" calcext:value-type="float">
            <text:p>7065,66667</text:p>
          </table:table-cell>
          <table:table-cell office:value-type="float" office:value="154.73333" calcext:value-type="float">
            <text:p>154,73333</text:p>
          </table:table-cell>
          <table:table-cell office:value-type="float" office:value="5985.86667" calcext:value-type="float">
            <text:p>5985,86667</text:p>
          </table:table-cell>
          <table:table-cell office:value-type="float" office:value="28013.26667" calcext:value-type="float">
            <text:p>28013,26667</text:p>
          </table:table-cell>
          <table:table-cell office:value-type="float" office:value="18.4" calcext:value-type="float">
            <text:p>18,4</text:p>
          </table:table-cell>
          <table:table-cell office:value-type="float" office:value="91.06667" calcext:value-type="float">
            <text:p>91,06667</text:p>
          </table:table-cell>
          <table:table-cell office:value-type="float" office:value="44.4" calcext:value-type="float">
            <text:p>44,4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125" calcext:value-type="float">
            <text:p>125</text:p>
          </table:table-cell>
          <table:table-cell office:value-type="float" office:value="29.4" calcext:value-type="float">
            <text:p>29,4</text:p>
          </table:table-cell>
          <table:table-cell office:value-type="float" office:value="68.2" calcext:value-type="float">
            <text:p>68,2</text:p>
          </table:table-cell>
          <table:table-cell office:value-type="float" office:value="662.93333" calcext:value-type="float">
            <text:p>662,93333</text:p>
          </table:table-cell>
          <table:table-cell office:value-type="float" office:value="9.53333" calcext:value-type="float">
            <text:p>9,53333</text:p>
          </table:table-cell>
          <table:table-cell office:value-type="float" office:value="3145.33333" calcext:value-type="float">
            <text:p>3145,33333</text:p>
          </table:table-cell>
          <table:table-cell office:value-type="float" office:value="187.73333" calcext:value-type="float">
            <text:p>187,73333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12" calcext:value-type="float">
            <text:p>12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12.53333" calcext:value-type="float">
            <text:p>12,5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46.2" calcext:value-type="float">
            <text:p>46,2</text:p>
          </table:table-cell>
          <table:table-cell office:value-type="float" office:value="25.66667" calcext:value-type="float">
            <text:p>25,66667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334.2" calcext:value-type="float">
            <text:p>334,2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string" calcext:value-type="string">
            <text:p><text:s/>retries=8,timeout=0.6 <text:s/></text:p>
          </table:table-cell>
          <table:table-cell office:value-type="float" office:value="667.6" calcext:value-type="float">
            <text:p>667,6</text:p>
          </table:table-cell>
          <table:table-cell office:value-type="float" office:value="2263.86667" calcext:value-type="float">
            <text:p>2263,86667</text:p>
          </table:table-cell>
          <table:table-cell office:value-type="float" office:value="31.6" calcext:value-type="float">
            <text:p>31,6</text:p>
          </table:table-cell>
          <table:table-cell office:value-type="float" office:value="60.2" calcext:value-type="float">
            <text:p>60,2</text:p>
          </table:table-cell>
          <table:table-cell office:value-type="float" office:value="5040" calcext:value-type="float">
            <text:p>5040</text:p>
          </table:table-cell>
          <table:table-cell office:value-type="float" office:value="27696.66667" calcext:value-type="float">
            <text:p>27696,66667</text:p>
          </table:table-cell>
          <table:table-cell office:value-type="float" office:value="4308.06667" calcext:value-type="float">
            <text:p>4308,06667</text:p>
          </table:table-cell>
          <table:table-cell office:value-type="float" office:value="410.53333" calcext:value-type="float">
            <text:p>410,53333</text:p>
          </table:table-cell>
          <table:table-cell office:value-type="float" office:value="171.06667" calcext:value-type="float">
            <text:p>171,06667</text:p>
          </table:table-cell>
          <table:table-cell office:value-type="float" office:value="11.26667" calcext:value-type="float">
            <text:p>11,26667</text:p>
          </table:table-cell>
          <table:table-cell office:value-type="float" office:value="1.8" calcext:value-type="float">
            <text:p>1,8</text:p>
          </table:table-cell>
          <table:table-cell office:value-type="float" office:value="13.4" calcext:value-type="float">
            <text:p>13,4</text:p>
          </table:table-cell>
          <table:table-cell office:value-type="float" office:value="0.93333" calcext:value-type="float">
            <text:p>0,93333</text:p>
          </table:table-cell>
          <table:table-cell office:value-type="float" office:value="2.66667" calcext:value-type="float">
            <text:p>2,66667</text:p>
          </table:table-cell>
          <table:table-cell office:value-type="float" office:value="4.8" calcext:value-type="float">
            <text:p>4,8</text:p>
          </table:table-cell>
          <table:table-cell office:value-type="float" office:value="2998.13333" calcext:value-type="float">
            <text:p>2998,13333</text:p>
          </table:table-cell>
          <table:table-cell office:value-type="float" office:value="232.33333" calcext:value-type="float">
            <text:p>232,33333</text:p>
          </table:table-cell>
          <table:table-cell office:value-type="float" office:value="380.2" calcext:value-type="float">
            <text:p>380,2</text:p>
          </table:table-cell>
          <table:table-cell office:value-type="float" office:value="58.4" calcext:value-type="float">
            <text:p>58,4</text:p>
          </table:table-cell>
          <table:table-cell office:value-type="float" office:value="1.46667" calcext:value-type="float">
            <text:p>1,46667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0.2" calcext:value-type="float">
            <text:p>0,2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1.53333" calcext:value-type="float">
            <text:p>1,53333</text:p>
          </table:table-cell>
          <table:table-cell office:value-type="float" office:value="315.2" calcext:value-type="float">
            <text:p>315,2</text:p>
          </table:table-cell>
          <table:table-cell office:value-type="float" office:value="35.06667" calcext:value-type="float">
            <text:p>35,06667</text:p>
          </table:table-cell>
          <table:table-cell office:value-type="float" office:value="9.73333" calcext:value-type="float">
            <text:p>9,73333</text:p>
          </table:table-cell>
          <table:table-cell office:value-type="float" office:value="5.66667" calcext:value-type="float">
            <text:p>5,6666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<text:s/>retries=8,timeout=0.8 <text:s/></text:p>
          </table:table-cell>
          <table:table-cell office:value-type="float" office:value="4653.73333" calcext:value-type="float">
            <text:p>4653,73333</text:p>
          </table:table-cell>
          <table:table-cell office:value-type="float" office:value="2133.4" calcext:value-type="float">
            <text:p>2133,4</text:p>
          </table:table-cell>
          <table:table-cell office:value-type="float" office:value="2.13333" calcext:value-type="float">
            <text:p>2,13333</text:p>
          </table:table-cell>
          <table:table-cell office:value-type="float" office:value="58.26667" calcext:value-type="float">
            <text:p>58,26667</text:p>
          </table:table-cell>
          <table:table-cell office:value-type="float" office:value="6716.8" calcext:value-type="float">
            <text:p>6716,8</text:p>
          </table:table-cell>
          <table:table-cell office:value-type="float" office:value="24215.73333" calcext:value-type="float">
            <text:p>24215,73333</text:p>
          </table:table-cell>
          <table:table-cell office:value-type="float" office:value="43.26667" calcext:value-type="float">
            <text:p>43,26667</text:p>
          </table:table-cell>
          <table:table-cell office:value-type="float" office:value="0.2" calcext:value-type="float">
            <text:p>0,2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14.86667" calcext:value-type="float">
            <text:p>14,86667</text:p>
          </table:table-cell>
          <table:table-cell office:value-type="float" office:value="400.53333" calcext:value-type="float">
            <text:p>400,53333</text:p>
          </table:table-cell>
          <table:table-cell office:value-type="float" office:value="18.13333" calcext:value-type="float">
            <text:p>18,13333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23.66667" calcext:value-type="float">
            <text:p>23,66667</text:p>
          </table:table-cell>
          <table:table-cell office:value-type="float" office:value="2828" calcext:value-type="float">
            <text:p>2828</text:p>
          </table:table-cell>
          <table:table-cell office:value-type="float" office:value="173.4" calcext:value-type="float">
            <text:p>173,4</text:p>
          </table:table-cell>
          <table:table-cell office:value-type="float" office:value="0.6" calcext:value-type="float">
            <text:p>0,6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2" calcext:value-type="float">
            <text:p>0,2</text:p>
          </table:table-cell>
          <table:table-cell office:value-type="float" office:value="6.8" calcext:value-type="float">
            <text:p>6,8</text:p>
          </table:table-cell>
          <table:table-cell office:value-type="float" office:value="33" calcext:value-type="float">
            <text:p>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1.46667" calcext:value-type="float">
            <text:p>11,46667</text:p>
          </table:table-cell>
          <table:table-cell office:value-type="float" office:value="291.06667" calcext:value-type="float">
            <text:p>291,0666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33333" calcext:value-type="float">
            <text:p>38,33333</text:p>
          </table:table-cell>
        </table:table-row>
        <table:table-row table:style-name="ro1">
          <table:table-cell office:value-type="string" calcext:value-type="string">
            <text:p><text:s/>retries=8,timeout=1 <text:s text:c="3"/></text:p>
          </table:table-cell>
          <table:table-cell office:value-type="float" office:value="636.06667" calcext:value-type="float">
            <text:p>636,06667</text:p>
          </table:table-cell>
          <table:table-cell office:value-type="float" office:value="2312.13333" calcext:value-type="float">
            <text:p>2312,13333</text:p>
          </table:table-cell>
          <table:table-cell office:value-type="float" office:value="491.6" calcext:value-type="float">
            <text:p>491,6</text:p>
          </table:table-cell>
          <table:table-cell office:value-type="float" office:value="3217.73333" calcext:value-type="float">
            <text:p>3217,73333</text:p>
          </table:table-cell>
          <table:table-cell office:value-type="float" office:value="5494" calcext:value-type="float">
            <text:p>5494</text:p>
          </table:table-cell>
          <table:table-cell office:value-type="float" office:value="26627.53333" calcext:value-type="float">
            <text:p>26627,53333</text:p>
          </table:table-cell>
          <table:table-cell office:value-type="float" office:value="16.93333" calcext:value-type="float">
            <text:p>16,9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.33333" calcext:value-type="float">
            <text:p>15,33333</text:p>
          </table:table-cell>
          <table:table-cell office:value-type="float" office:value="7.4" calcext:value-type="float">
            <text:p>7,4</text:p>
          </table:table-cell>
          <table:table-cell office:value-type="float" office:value="44.4" calcext:value-type="float">
            <text:p>44,4</text:p>
          </table:table-cell>
          <table:table-cell office:value-type="float" office:value="380.33333" calcext:value-type="float">
            <text:p>380,33333</text:p>
          </table:table-cell>
          <table:table-cell office:value-type="float" office:value="2903.73333" calcext:value-type="float">
            <text:p>2903,73333</text:p>
          </table:table-cell>
          <table:table-cell office:value-type="float" office:value="182" calcext:value-type="float">
            <text:p>18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3.53333" calcext:value-type="float">
            <text:p>3,53333</text:p>
          </table:table-cell>
          <table:table-cell office:value-type="float" office:value="5.06667" calcext:value-type="float">
            <text:p>5,06667</text:p>
          </table:table-cell>
          <table:table-cell office:value-type="float" office:value="36.2" calcext:value-type="float">
            <text:p>36,2</text:p>
          </table:table-cell>
          <table:table-cell office:value-type="float" office:value="301.86667" calcext:value-type="float">
            <text:p>301,86667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38.13333" calcext:value-type="float">
            <text:p>38,13333</text:p>
          </table:table-cell>
        </table:table-row>
        <table:table-row table:style-name="ro1">
          <table:table-cell office:value-type="string" calcext:value-type="string">
            <text:p><text:s/>retries=10,timeout=0.4 </text:p>
          </table:table-cell>
          <table:table-cell office:value-type="float" office:value="1857.2" calcext:value-type="float">
            <text:p>1857,2</text:p>
          </table:table-cell>
          <table:table-cell office:value-type="float" office:value="2265.2" calcext:value-type="float">
            <text:p>2265,2</text:p>
          </table:table-cell>
          <table:table-cell office:value-type="float" office:value="7065.66667" calcext:value-type="float">
            <text:p>7065,66667</text:p>
          </table:table-cell>
          <table:table-cell office:value-type="float" office:value="154.73333" calcext:value-type="float">
            <text:p>154,73333</text:p>
          </table:table-cell>
          <table:table-cell office:value-type="float" office:value="5985.86667" calcext:value-type="float">
            <text:p>5985,86667</text:p>
          </table:table-cell>
          <table:table-cell office:value-type="float" office:value="28013.26667" calcext:value-type="float">
            <text:p>28013,26667</text:p>
          </table:table-cell>
          <table:table-cell office:value-type="float" office:value="18.4" calcext:value-type="float">
            <text:p>18,4</text:p>
          </table:table-cell>
          <table:table-cell office:value-type="float" office:value="91.06667" calcext:value-type="float">
            <text:p>91,06667</text:p>
          </table:table-cell>
          <table:table-cell office:value-type="float" office:value="44.4" calcext:value-type="float">
            <text:p>44,4</text:p>
          </table:table-cell>
          <table:table-cell office:value-type="float" office:value="1.33333" calcext:value-type="float">
            <text:p>1,33333</text:p>
          </table:table-cell>
          <table:table-cell office:value-type="float" office:value="125" calcext:value-type="float">
            <text:p>125</text:p>
          </table:table-cell>
          <table:table-cell office:value-type="float" office:value="29.4" calcext:value-type="float">
            <text:p>29,4</text:p>
          </table:table-cell>
          <table:table-cell office:value-type="float" office:value="68.2" calcext:value-type="float">
            <text:p>68,2</text:p>
          </table:table-cell>
          <table:table-cell office:value-type="float" office:value="662.93333" calcext:value-type="float">
            <text:p>662,93333</text:p>
          </table:table-cell>
          <table:table-cell office:value-type="float" office:value="9.53333" calcext:value-type="float">
            <text:p>9,53333</text:p>
          </table:table-cell>
          <table:table-cell office:value-type="float" office:value="3145.33333" calcext:value-type="float">
            <text:p>3145,33333</text:p>
          </table:table-cell>
          <table:table-cell office:value-type="float" office:value="187.73333" calcext:value-type="float">
            <text:p>187,73333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12" calcext:value-type="float">
            <text:p>12</text:p>
          </table:table-cell>
          <table:table-cell office:value-type="float" office:value="0.53333" calcext:value-type="float">
            <text:p>0,53333</text:p>
          </table:table-cell>
          <table:table-cell office:value-type="float" office:value="0.66667" calcext:value-type="float">
            <text:p>0,66667</text:p>
          </table:table-cell>
          <table:table-cell office:value-type="float" office:value="12.53333" calcext:value-type="float">
            <text:p>12,5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46.2" calcext:value-type="float">
            <text:p>46,2</text:p>
          </table:table-cell>
          <table:table-cell office:value-type="float" office:value="25.66667" calcext:value-type="float">
            <text:p>25,66667</text:p>
          </table:table-cell>
          <table:table-cell office:value-type="float" office:value="4.66667" calcext:value-type="float">
            <text:p>4,66667</text:p>
          </table:table-cell>
          <table:table-cell office:value-type="float" office:value="334.2" calcext:value-type="float">
            <text:p>334,2</text:p>
          </table:table-cell>
          <table:table-cell office:value-type="float" office:value="0.33333" calcext:value-type="float">
            <text:p>0,3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44.8" calcext:value-type="float">
            <text:p>44,8</text:p>
          </table:table-cell>
        </table:table-row>
        <table:table-row table:style-name="ro1">
          <table:table-cell office:value-type="string" calcext:value-type="string">
            <text:p><text:s/>retries=10,timeout=0.6 </text:p>
          </table:table-cell>
          <table:table-cell office:value-type="float" office:value="667.6" calcext:value-type="float">
            <text:p>667,6</text:p>
          </table:table-cell>
          <table:table-cell office:value-type="float" office:value="2263.86667" calcext:value-type="float">
            <text:p>2263,86667</text:p>
          </table:table-cell>
          <table:table-cell office:value-type="float" office:value="31.6" calcext:value-type="float">
            <text:p>31,6</text:p>
          </table:table-cell>
          <table:table-cell office:value-type="float" office:value="60.2" calcext:value-type="float">
            <text:p>60,2</text:p>
          </table:table-cell>
          <table:table-cell office:value-type="float" office:value="5040" calcext:value-type="float">
            <text:p>5040</text:p>
          </table:table-cell>
          <table:table-cell office:value-type="float" office:value="27696.66667" calcext:value-type="float">
            <text:p>27696,66667</text:p>
          </table:table-cell>
          <table:table-cell office:value-type="float" office:value="4308.06667" calcext:value-type="float">
            <text:p>4308,06667</text:p>
          </table:table-cell>
          <table:table-cell office:value-type="float" office:value="410.53333" calcext:value-type="float">
            <text:p>410,53333</text:p>
          </table:table-cell>
          <table:table-cell office:value-type="float" office:value="171.06667" calcext:value-type="float">
            <text:p>171,06667</text:p>
          </table:table-cell>
          <table:table-cell office:value-type="float" office:value="11.26667" calcext:value-type="float">
            <text:p>11,26667</text:p>
          </table:table-cell>
          <table:table-cell office:value-type="float" office:value="1.8" calcext:value-type="float">
            <text:p>1,8</text:p>
          </table:table-cell>
          <table:table-cell office:value-type="float" office:value="13.4" calcext:value-type="float">
            <text:p>13,4</text:p>
          </table:table-cell>
          <table:table-cell office:value-type="float" office:value="0.93333" calcext:value-type="float">
            <text:p>0,93333</text:p>
          </table:table-cell>
          <table:table-cell office:value-type="float" office:value="2.66667" calcext:value-type="float">
            <text:p>2,66667</text:p>
          </table:table-cell>
          <table:table-cell office:value-type="float" office:value="4.8" calcext:value-type="float">
            <text:p>4,8</text:p>
          </table:table-cell>
          <table:table-cell office:value-type="float" office:value="2998.13333" calcext:value-type="float">
            <text:p>2998,13333</text:p>
          </table:table-cell>
          <table:table-cell office:value-type="float" office:value="232.33333" calcext:value-type="float">
            <text:p>232,33333</text:p>
          </table:table-cell>
          <table:table-cell office:value-type="float" office:value="380.2" calcext:value-type="float">
            <text:p>380,2</text:p>
          </table:table-cell>
          <table:table-cell office:value-type="float" office:value="58.4" calcext:value-type="float">
            <text:p>58,4</text:p>
          </table:table-cell>
          <table:table-cell office:value-type="float" office:value="1.46667" calcext:value-type="float">
            <text:p>1,46667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0.2" calcext:value-type="float">
            <text:p>0,2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" calcext:value-type="float">
            <text:p>0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1.53333" calcext:value-type="float">
            <text:p>1,53333</text:p>
          </table:table-cell>
          <table:table-cell office:value-type="float" office:value="315.2" calcext:value-type="float">
            <text:p>315,2</text:p>
          </table:table-cell>
          <table:table-cell office:value-type="float" office:value="35.06667" calcext:value-type="float">
            <text:p>35,06667</text:p>
          </table:table-cell>
          <table:table-cell office:value-type="float" office:value="9.73333" calcext:value-type="float">
            <text:p>9,73333</text:p>
          </table:table-cell>
          <table:table-cell office:value-type="float" office:value="5.66667" calcext:value-type="float">
            <text:p>5,66667</text:p>
          </table:table-cell>
          <table:table-cell office:value-type="float" office:value="40.4" calcext:value-type="float">
            <text:p>40,4</text:p>
          </table:table-cell>
        </table:table-row>
        <table:table-row table:style-name="ro1">
          <table:table-cell office:value-type="string" calcext:value-type="string">
            <text:p><text:s/>retries=10,timeout=0.8 </text:p>
          </table:table-cell>
          <table:table-cell office:value-type="float" office:value="4979.8" calcext:value-type="float">
            <text:p>4979,8</text:p>
          </table:table-cell>
          <table:table-cell office:value-type="float" office:value="2282.8" calcext:value-type="float">
            <text:p>2282,8</text:p>
          </table:table-cell>
          <table:table-cell office:value-type="float" office:value="1.93333" calcext:value-type="float">
            <text:p>1,93333</text:p>
          </table:table-cell>
          <table:table-cell office:value-type="float" office:value="61.8" calcext:value-type="float">
            <text:p>61,8</text:p>
          </table:table-cell>
          <table:table-cell office:value-type="float" office:value="7193.2" calcext:value-type="float">
            <text:p>7193,2</text:p>
          </table:table-cell>
          <table:table-cell office:value-type="float" office:value="25901.33333" calcext:value-type="float">
            <text:p>25901,33333</text:p>
          </table:table-cell>
          <table:table-cell office:value-type="float" office:value="47.53333" calcext:value-type="float">
            <text:p>47,53333</text:p>
          </table:table-cell>
          <table:table-cell office:value-type="float" office:value="0.2" calcext:value-type="float">
            <text:p>0,2</text:p>
          </table:table-cell>
          <table:table-cell office:value-type="float" office:value="1.26667" calcext:value-type="float">
            <text:p>1,26667</text:p>
          </table:table-cell>
          <table:table-cell office:value-type="float" office:value="15.93333" calcext:value-type="float">
            <text:p>15,93333</text:p>
          </table:table-cell>
          <table:table-cell office:value-type="float" office:value="427.06667" calcext:value-type="float">
            <text:p>427,06667</text:p>
          </table:table-cell>
          <table:table-cell office:value-type="float" office:value="19.2" calcext:value-type="float">
            <text:p>19,2</text:p>
          </table:table-cell>
          <table:table-cell office:value-type="float" office:value="1.13333" calcext:value-type="float">
            <text:p>1,1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25.2" calcext:value-type="float">
            <text:p>25,2</text:p>
          </table:table-cell>
          <table:table-cell office:value-type="float" office:value="3030.93333" calcext:value-type="float">
            <text:p>3030,93333</text:p>
          </table:table-cell>
          <table:table-cell office:value-type="float" office:value="183.06667" calcext:value-type="float">
            <text:p>183,06667</text:p>
          </table:table-cell>
          <table:table-cell office:value-type="float" office:value="0.6" calcext:value-type="float">
            <text:p>0,6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.2" calcext:value-type="float">
            <text:p>0,2</text:p>
          </table:table-cell>
          <table:table-cell office:value-type="float" office:value="7.2" calcext:value-type="float">
            <text:p>7,2</text:p>
          </table:table-cell>
          <table:table-cell office:value-type="float" office:value="35.13333" calcext:value-type="float">
            <text:p>35,1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12.06667" calcext:value-type="float">
            <text:p>12,06667</text:p>
          </table:table-cell>
          <table:table-cell office:value-type="float" office:value="313.06667" calcext:value-type="float">
            <text:p>313,0666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4" calcext:value-type="float">
            <text:p>41,4</text:p>
          </table:table-cell>
        </table:table-row>
        <table:table-row table:style-name="ro1">
          <table:table-cell office:value-type="string" calcext:value-type="string">
            <text:p><text:s/>retries=10,timeout=1 <text:s text:c="2"/></text:p>
          </table:table-cell>
          <table:table-cell office:value-type="float" office:value="636.06667" calcext:value-type="float">
            <text:p>636,06667</text:p>
          </table:table-cell>
          <table:table-cell office:value-type="float" office:value="2312.13333" calcext:value-type="float">
            <text:p>2312,13333</text:p>
          </table:table-cell>
          <table:table-cell office:value-type="float" office:value="491.6" calcext:value-type="float">
            <text:p>491,6</text:p>
          </table:table-cell>
          <table:table-cell office:value-type="float" office:value="3217.73333" calcext:value-type="float">
            <text:p>3217,73333</text:p>
          </table:table-cell>
          <table:table-cell office:value-type="float" office:value="5494" calcext:value-type="float">
            <text:p>5494</text:p>
          </table:table-cell>
          <table:table-cell office:value-type="float" office:value="26627.53333" calcext:value-type="float">
            <text:p>26627,53333</text:p>
          </table:table-cell>
          <table:table-cell office:value-type="float" office:value="16.93333" calcext:value-type="float">
            <text:p>16,93333</text:p>
          </table:table-cell>
          <table:table-cell office:value-type="float" office:value="0.26667" calcext:value-type="float">
            <text:p>0,26667</text:p>
          </table:table-cell>
          <table:table-cell office:value-type="float" office:value="0.73333" calcext:value-type="float">
            <text:p>0,7333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.33333" calcext:value-type="float">
            <text:p>15,33333</text:p>
          </table:table-cell>
          <table:table-cell office:value-type="float" office:value="7.4" calcext:value-type="float">
            <text:p>7,4</text:p>
          </table:table-cell>
          <table:table-cell office:value-type="float" office:value="44.4" calcext:value-type="float">
            <text:p>44,4</text:p>
          </table:table-cell>
          <table:table-cell office:value-type="float" office:value="380.33333" calcext:value-type="float">
            <text:p>380,33333</text:p>
          </table:table-cell>
          <table:table-cell office:value-type="float" office:value="2903.73333" calcext:value-type="float">
            <text:p>2903,73333</text:p>
          </table:table-cell>
          <table:table-cell office:value-type="float" office:value="182" calcext:value-type="float">
            <text:p>182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1.06667" calcext:value-type="float">
            <text:p>1,06667</text:p>
          </table:table-cell>
          <table:table-cell office:value-type="float" office:value="3.53333" calcext:value-type="float">
            <text:p>3,53333</text:p>
          </table:table-cell>
          <table:table-cell office:value-type="float" office:value="5.06667" calcext:value-type="float">
            <text:p>5,06667</text:p>
          </table:table-cell>
          <table:table-cell office:value-type="float" office:value="36.2" calcext:value-type="float">
            <text:p>36,2</text:p>
          </table:table-cell>
          <table:table-cell office:value-type="float" office:value="301.86667" calcext:value-type="float">
            <text:p>301,86667</text:p>
          </table:table-cell>
          <table:table-cell office:value-type="float" office:value="0.13333" calcext:value-type="float">
            <text:p>0,13333</text:p>
          </table:table-cell>
          <table:table-cell office:value-type="float" office:value="0.06667" calcext:value-type="float">
            <text:p>0,06667</text:p>
          </table:table-cell>
          <table:table-cell office:value-type="float" office:value="0" calcext:value-type="float">
            <text:p>0</text:p>
          </table:table-cell>
          <table:table-cell office:value-type="float" office:value="38.13333" calcext:value-type="float">
            <text:p>38,1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4:41:02.506588846</meta:creation-date>
    <dc:date>2019-05-09T14:44:50.511162352</dc:date>
    <meta:editing-duration>PT3M48S</meta:editing-duration>
    <meta:editing-cycles>1</meta:editing-cycles>
    <meta:document-statistic meta:table-count="1" meta:cell-count="672" meta:object-count="0"/>
    <meta:generator>LibreOffice/6.0.7.3$Linux_X86_64 LibreOffice_project/00m0$Build-3</meta:generator>
  </office:meta>
</office:document-meta>
</file>